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size="6pt" fo:language="pt" fo:country="BR" style:text-underline-style="none" fo:font-weight="normal" officeooo:rsid="0021dd78" officeooo:paragraph-rsid="0027aa7b" style:font-size-asian="6pt" style:font-weight-asian="normal" style:font-size-complex="6pt" style:font-weight-complex="normal"/>
    </style:style>
    <style:style style:name="P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size="6pt" fo:language="pt" fo:country="BR" officeooo:rsid="00224e12" officeooo:paragraph-rsid="00224e12" style:font-size-asian="5.25pt" style:font-size-complex="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1pt" fo:language="pt" fo:country="BR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size="11pt" fo:language="pt" fo:country="BR" style:text-underline-style="none" fo:font-weight="normal" officeooo:rsid="0027aa7b" officeooo:paragraph-rsid="0027aa7b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loext:opacity="100%" style:font-name="Times New Roman" fo:font-size="5pt" fo:language="pt" fo:country="BR" style:font-size-asian="5pt" style:font-size-complex="5pt"/>
    </style:style>
    <style:style style:name="P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style:text-underline-style="none" officeooo:paragraph-rsid="0027aa7b"/>
    </style:style>
    <style:style style:name="P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style:text-underline-style="none" officeooo:paragraph-rsid="00224e12"/>
    </style:style>
    <style:style style:name="P1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officeooo:paragraph-rsid="0021dd78"/>
    </style:style>
    <style:style style:name="P1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officeooo:paragraph-rsid="00335c6f"/>
    </style:style>
    <style:style style:name="P1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1pt" style:text-underline-style="none" officeooo:paragraph-rsid="00224e12" style:font-size-asian="11pt" style:font-size-complex="11pt"/>
    </style:style>
    <style:style style:name="P1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1pt" officeooo:paragraph-rsid="00224e12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language="pt" fo:country="BR" officeooo:paragraph-rsid="001fb46c" style:font-size-asian="11pt" style:font-size-complex="11pt"/>
    </style:style>
    <style:style style:name="P1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officeooo:paragraph-rsid="002358e6" style:font-size-asian="12pt" style:font-size-complex="12pt"/>
    </style:style>
    <style:style style:name="P16" style:family="paragraph" style:parent-style-name="Standard">
      <style:text-properties style:font-name="Times New Roman" fo:font-size="12pt" fo:language="pt" fo:country="BR" officeooo:paragraph-rsid="002358e6" style:font-size-asian="12pt" style:font-size-complex="12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officeooo:rsid="00224e12" officeooo:paragraph-rsid="002358e6" style:font-size-asian="12pt" style:font-size-complex="12pt"/>
    </style:style>
    <style:style style:name="P18" style:family="paragraph" style:parent-style-name="Standard">
      <style:text-properties style:font-name="Times New Roman" fo:font-size="12pt" officeooo:paragraph-rsid="0021534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20pt" fo:language="pt" fo:country="BR" fo:font-weight="bold" style:font-size-asian="20pt" style:font-weight-asian="bold" style:font-name-complex="Segoe UI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7pt" fo:language="pt" fo:country="BR" fo:font-weight="bold" style:font-size-asian="6.09999990463257pt" style:font-weight-asian="bold" style:font-name-complex="Segoe UI" style:font-size-complex="7pt" style:font-weight-complex="bold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style:text-underline-style="none" officeooo:paragraph-rsid="002358e6" style:text-blinking="false" fo:background-color="transparent"/>
    </style:style>
    <style:style style:name="P23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" fo:font-size="11pt" style:text-underline-style="none" officeooo:paragraph-rsid="002358e6" style:text-blinking="false" fo:background-color="transparent" style:font-size-asian="11pt" style:font-size-complex="11pt"/>
    </style:style>
    <style:style style:name="P24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" fo:font-size="11pt" style:text-underline-style="none" officeooo:paragraph-rsid="002ab36f" style:text-blinking="false" fo:background-color="transparent" style:font-size-asian="11pt" style:font-size-complex="11pt"/>
    </style:style>
    <style:style style:name="P25" style:family="paragraph" style:parent-style-name="List_20_Paragraph" style:list-style-name="WWNum23">
      <style:paragraph-properties fo:margin-left="0in" fo:margin-right="0in" fo:text-align="justify" style:justify-single-word="false" fo:text-indent="0in" style:auto-text-indent="false"/>
      <style:text-properties fo:color="#c9211e" loext:opacity="100%" style:font-name="Times New Roman" fo:font-size="11pt" fo:language="pt" fo:country="BR" style:text-underline-style="none" fo:font-weight="bold" officeooo:rsid="0021dd78" officeooo:paragraph-rsid="0021dd78" style:font-size-asian="11pt" style:font-weight-asian="bold" style:font-size-complex="11pt" style:font-weight-complex="bold"/>
    </style:style>
    <style:style style:name="P26" style:family="paragraph" style:parent-style-name="List_20_Paragraph" style:list-style-name="WWNum23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size="6pt" fo:language="pt" fo:country="BR" style:text-underline-style="solid" style:text-underline-width="auto" style:text-underline-color="font-color" fo:font-weight="bold" officeooo:rsid="0021dd78" officeooo:paragraph-rsid="0021dd78" style:font-size-asian="5.25pt" style:font-weight-asian="bold" style:font-size-complex="6pt" style:font-weight-complex="bold"/>
    </style:style>
    <style:style style:name="P27" style:family="paragraph" style:parent-style-name="List_20_Paragraph" style:list-style-name="WWNum25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size="6pt" fo:language="pt" fo:country="BR" officeooo:paragraph-rsid="002ab36f" style:font-size-asian="6pt" style:font-size-complex="6pt"/>
    </style:style>
    <style:style style:name="P28" style:family="paragraph" style:parent-style-name="List_20_Paragraph" style:list-style-name="WWNum25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size="6pt" fo:language="pt" fo:country="BR" officeooo:rsid="0028bc18" officeooo:paragraph-rsid="002b343d" style:font-size-asian="6pt" style:font-size-complex="6pt"/>
    </style:style>
    <style:style style:name="P29" style:family="paragraph" style:parent-style-name="List_20_Paragraph" style:list-style-name="WWNum25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size="11pt" fo:language="pt" fo:country="BR" officeooo:rsid="0028bc18" officeooo:paragraph-rsid="002b343d" style:font-size-asian="9.60000038146973pt" style:font-size-complex="11pt"/>
    </style:style>
    <style:style style:name="P30" style:family="paragraph" style:parent-style-name="List_20_Paragraph" style:list-style-name="WWNum23">
      <style:paragraph-properties fo:margin-left="0in" fo:margin-right="0in" fo:text-align="justify" style:justify-single-word="false" fo:text-indent="0in" style:auto-text-indent="false"/>
      <style:text-properties style:font-name="Times New Roman" officeooo:paragraph-rsid="002358e6"/>
    </style:style>
    <style:style style:name="P31" style:family="paragraph" style:parent-style-name="List_20_Paragraph" style:list-style-name="WWNum24">
      <style:paragraph-properties fo:margin-left="0in" fo:margin-right="0in" fo:text-align="justify" style:justify-single-word="false" fo:text-indent="0in" style:auto-text-indent="false"/>
      <style:text-properties style:font-name="Times New Roman" fo:language="pt" fo:country="BR" style:text-underline-style="solid" style:text-underline-width="auto" style:text-underline-color="font-color" officeooo:rsid="00224e12" officeooo:paragraph-rsid="002358e6"/>
    </style:style>
    <style:style style:name="P32" style:family="paragraph" style:parent-style-name="List_20_Paragraph" style:list-style-name="WWNum24">
      <style:paragraph-properties fo:margin-left="0in" fo:margin-right="0in" fo:text-align="justify" style:justify-single-word="false" fo:text-indent="0in" style:auto-text-indent="false"/>
      <style:text-properties style:font-name="Times New Roman" fo:language="pt" fo:country="BR" officeooo:rsid="00224e12" officeooo:paragraph-rsid="00224e12"/>
    </style:style>
    <style:style style:name="P33" style:family="paragraph" style:parent-style-name="List_20_Paragraph" style:list-style-name="WWNum25">
      <style:paragraph-properties fo:margin-left="0in" fo:margin-right="0in" fo:text-align="justify" style:justify-single-word="false" fo:text-indent="0in" style:auto-text-indent="false"/>
      <style:text-properties style:font-name="Times New Roman" fo:language="pt" fo:country="BR" officeooo:rsid="0028bc18" officeooo:paragraph-rsid="002ab36f"/>
    </style:style>
    <style:style style:name="P34" style:family="paragraph" style:parent-style-name="List_20_Paragraph" style:list-style-name="WWNum25">
      <style:paragraph-properties fo:margin-left="0in" fo:margin-right="0in" fo:text-align="justify" style:justify-single-word="false" fo:text-indent="0in" style:auto-text-indent="false"/>
      <style:text-properties style:font-name="Times New Roman" fo:language="pt" fo:country="BR" officeooo:paragraph-rsid="002b343d"/>
    </style:style>
    <style:style style:name="P3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1pt" officeooo:paragraph-rsid="00224e12" style:font-size-asian="11pt" style:font-size-complex="11pt"/>
    </style:style>
    <style:style style:name="P36" style:family="paragraph" style:parent-style-name="Standard" style:list-style-name="WWNum25">
      <style:paragraph-properties fo:margin-left="0in" fo:margin-right="0in" fo:text-align="justify" style:justify-single-word="false" fo:text-indent="0in" style:auto-text-indent="false"/>
      <style:text-properties style:font-name="Times New Roman" fo:language="pt" fo:country="BR" officeooo:rsid="0028bc18" officeooo:paragraph-rsid="002b343d"/>
    </style:style>
    <style:style style:name="P37" style:family="paragraph" style:parent-style-name="Standard" style:list-style-name="L2">
      <style:paragraph-properties fo:text-align="justify" style:justify-single-word="false"/>
      <style:text-properties style:font-name="Times New Roman" fo:font-size="13pt" fo:font-weight="normal" officeooo:paragraph-rsid="003e784f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Times New Roman" fo:font-size="13pt" fo:font-weight="normal" officeooo:paragraph-rsid="0043c20e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style:text-underline-style="none" officeooo:paragraph-rsid="0043c20e"/>
    </style:style>
    <style:style style:name="P40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1pt" fo:language="pt" fo:country="BR" style:text-underline-style="none" fo:font-weight="normal" officeooo:rsid="0027aa7b" officeooo:paragraph-rsid="0043c20e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size="11pt" fo:language="pt" fo:country="BR" style:text-underline-style="none" fo:font-weight="normal" officeooo:rsid="00335c6f" officeooo:paragraph-rsid="0043c20e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officeooo:paragraph-rsid="0043c20e"/>
    </style:style>
    <style:style style:name="P43" style:family="paragraph" style:parent-style-name="Standard">
      <style:paragraph-properties fo:text-align="justify" style:justify-single-word="false"/>
      <style:text-properties fo:font-size="11pt" officeooo:paragraph-rsid="0043c20e" style:font-size-asian="11pt" style:font-size-complex="11pt"/>
    </style:style>
    <style:style style:name="P44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" fo:font-size="11pt" style:text-underline-style="none" officeooo:paragraph-rsid="0027aa7b" style:text-blinking="false" fo:background-color="transparen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officeooo:rsid="002ab36f" style:font-size-asian="11pt" style:font-size-complex="11pt"/>
    </style:style>
    <style:style style:name="T2" style:family="text">
      <style:text-properties fo:font-size="11pt" officeooo:rsid="002b343d" style:font-size-asian="11pt" style:font-size-complex="11pt"/>
    </style:style>
    <style:style style:name="T3" style:family="text">
      <style:text-properties fo:font-size="11pt" fo:language="pt" fo:country="BR" fo:font-style="normal" fo:font-weight="bold" officeooo:rsid="00224e12" style:font-size-asian="11pt" style:font-weight-asian="bold" style:font-size-complex="11pt" style:font-weight-complex="bold"/>
    </style:style>
    <style:style style:name="T4" style:family="text">
      <style:text-properties fo:font-size="11pt" fo:language="pt" fo:country="BR" fo:font-style="normal" fo:font-weight="normal" officeooo:rsid="0025cf49" style:font-size-asian="11pt" style:font-weight-asian="normal" style:font-size-complex="11pt" style:font-weight-complex="normal"/>
    </style:style>
    <style:style style:name="T5" style:family="text">
      <style:text-properties fo:font-size="11pt" fo:language="pt" fo:country="BR" fo:font-style="normal" fo:font-weight="normal" officeooo:rsid="002358e6" style:font-size-asian="11pt" style:font-weight-asian="normal" style:font-size-complex="11pt" style:font-weight-complex="normal"/>
    </style:style>
    <style:style style:name="T6" style:family="text">
      <style:text-properties fo:font-size="11pt" fo:language="pt" fo:country="BR" fo:font-style="normal" fo:font-weight="normal" officeooo:rsid="002358e6" style:font-size-asian="11pt" style:font-size-complex="11pt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1pt" style:font-size-asian="11pt" style:font-size-complex="11pt"/>
    </style:style>
    <style:style style:name="T9" style:family="text">
      <style:text-properties fo:color="#000000" loext:opacity="100%" fo:font-size="11pt" style:font-size-asian="11pt" style:font-size-complex="11pt" style:font-weight-complex="bold"/>
    </style:style>
    <style:style style:name="T10" style:family="text">
      <style:text-properties fo:color="#000000" loext:opacity="100%" fo:font-size="11pt" officeooo:rsid="002358e6" style:font-size-asian="11pt" style:font-size-complex="11pt" style:font-weight-complex="bold"/>
    </style:style>
    <style:style style:name="T11" style:family="text">
      <style:text-properties fo:color="#000000" loext:opacity="100%" fo:font-size="11pt" officeooo:rsid="002ab36f" style:font-size-asian="11pt" style:font-size-complex="11pt"/>
    </style:style>
    <style:style style:name="T12" style:family="text">
      <style:text-properties fo:color="#000000" loext:opacity="100%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" style:family="text">
      <style:text-properties fo:color="#000000" loext:opacity="100%" fo:font-size="11pt" style:text-underline-style="solid" style:text-underline-width="auto" style:text-underline-color="font-color" fo:font-weight="bold" officeooo:rsid="002b343d" style:font-size-asian="11pt" style:font-weight-asian="bold" style:font-size-complex="11pt" style:font-weight-complex="bold"/>
    </style:style>
    <style:style style:name="T14" style:family="text">
      <style:text-properties fo:color="#000000" loext:opacity="100%" fo:font-size="11pt" fo:language="pt" fo:country="BR" fo:font-weight="bold" officeooo:rsid="0021dd78" style:font-size-asian="11pt" style:font-weight-asian="bold" style:font-size-complex="11pt" style:font-weight-complex="bold"/>
    </style:style>
    <style:style style:name="T15" style:family="text">
      <style:text-properties fo:color="#000000" loext:opacity="100%" fo:font-size="11pt" fo:language="pt" fo:country="BR" fo:font-weight="normal" officeooo:rsid="0021dd78" style:font-size-asian="11pt" style:font-weight-asian="normal" style:font-size-complex="11pt" style:font-weight-complex="normal"/>
    </style:style>
    <style:style style:name="T16" style:family="text">
      <style:text-properties fo:color="#000000" loext:opacity="100%" fo:font-size="11pt" fo:language="pt" fo:country="BR" fo:font-weight="normal" officeooo:rsid="0027aa7b" style:font-size-asian="11pt" style:font-weight-asian="normal" style:font-size-complex="11pt" style:font-weight-complex="normal"/>
    </style:style>
    <style:style style:name="T17" style:family="text">
      <style:text-properties fo:color="#000000" loext:opacity="100%" fo:font-size="11pt" fo:language="pt" fo:country="BR" fo:font-weight="normal" officeooo:rsid="00335c6f" style:font-size-asian="11pt" style:font-weight-asian="normal" style:font-size-complex="11pt" style:font-weight-complex="normal"/>
    </style:style>
    <style:style style:name="T18" style:family="text">
      <style:text-properties fo:color="#000000" loext:opacity="100%" fo:font-size="11pt" fo:language="pt" fo:country="BR" style:text-underline-style="none" fo:font-weight="bold" officeooo:rsid="0021dd78" style:font-size-asian="11pt" style:font-weight-asian="bold" style:font-size-complex="11pt" style:font-weight-complex="bold"/>
    </style:style>
    <style:style style:name="T19" style:family="text">
      <style:text-properties fo:color="#000000" loext:opacity="100%" fo:font-size="11pt" fo:language="pt" fo:country="BR" style:text-underline-style="none" fo:font-weight="normal" officeooo:rsid="0021dd78" style:font-size-asian="11pt" style:font-weight-asian="normal" style:font-size-complex="11pt" style:font-weight-complex="normal"/>
    </style:style>
    <style:style style:name="T20" style:family="text">
      <style:text-properties fo:color="#000000" loext:opacity="100%" fo:font-size="11pt" fo:language="pt" fo:country="BR" style:text-underline-style="none" fo:font-weight="normal" officeooo:rsid="0027aa7b" style:font-size-asian="11pt" style:font-weight-asian="normal" style:font-size-complex="11pt" style:font-weight-complex="normal"/>
    </style:style>
    <style:style style:name="T21" style:family="text">
      <style:text-properties fo:color="#000000" loext:opacity="100%" fo:font-size="11pt" style:text-underline-style="none" fo:font-weight="bold" officeooo:rsid="0021dd78" style:font-size-asian="11pt" style:font-weight-asian="bold" style:font-size-complex="11pt" style:font-weight-complex="bold"/>
    </style:style>
    <style:style style:name="T22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000000" loext:opacity="100%" fo:font-size="11pt" fo:font-weight="bold" officeooo:rsid="002358e6" style:font-size-asian="11pt" style:font-weight-asian="bold" style:font-size-complex="11pt" style:font-weight-complex="bold"/>
    </style:style>
    <style:style style:name="T24" style:family="text">
      <style:text-properties fo:color="#000000" loext:opacity="100%" fo:font-size="11pt" fo:font-weight="bold" officeooo:rsid="00329d7d" style:font-size-asian="11pt" style:font-weight-asian="bold" style:font-size-complex="11pt" style:font-weight-complex="bold"/>
    </style:style>
    <style:style style:name="T25" style:family="text">
      <style:text-properties fo:color="#000000" loext:opacity="100%" style:text-underline-style="solid" style:text-underline-width="auto" style:text-underline-color="font-color"/>
    </style:style>
    <style:style style:name="T26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000000" loext:opacity="100%" style:text-underline-style="solid" style:text-underline-width="auto" style:text-underline-color="font-color" fo:font-weight="bold" officeooo:rsid="002358e6" style:font-weight-asian="bold" style:font-weight-complex="bold"/>
    </style:style>
    <style:style style:name="T28" style:family="text">
      <style:text-properties fo:color="#000000" loext:opacity="100%" style:text-underline-style="solid" style:text-underline-width="auto" style:text-underline-color="font-color" fo:font-weight="bold" officeooo:rsid="00396ea2" style:font-weight-asian="bold" style:font-weight-complex="bold"/>
    </style:style>
    <style:style style:name="T29" style:family="text">
      <style:text-properties fo:color="#000000" loext:opacity="100%" style:text-underline-style="solid" style:text-underline-width="auto" style:text-underline-color="font-color" fo:font-weight="bold" officeooo:rsid="00215345" style:language-asian="en" style:country-asian="US" style:font-weight-asian="bold" style:font-name-complex="Segoe UI" style:font-weight-complex="bold"/>
    </style:style>
    <style:style style:name="T30" style:family="text">
      <style:text-properties fo:color="#000000" loext:opacity="100%" style:text-underline-style="solid" style:text-underline-width="auto" style:text-underline-color="font-color" officeooo:rsid="00335c6f"/>
    </style:style>
    <style:style style:name="T31" style:family="text">
      <style:text-properties fo:color="#000000" loext:opacity="100%" fo:language="pt" fo:country="BR" style:text-underline-style="none" fo:font-weight="normal" officeooo:rsid="00224e12" style:font-weight-asian="normal" style:font-weight-complex="normal"/>
    </style:style>
    <style:style style:name="T32" style:family="text">
      <style:text-properties fo:color="#000000" loext:opacity="100%" fo:language="pt" fo:country="BR" style:text-underline-style="none" fo:font-weight="bold" officeooo:rsid="0021dd78" style:font-weight-asian="bold" style:font-weight-complex="bold"/>
    </style:style>
    <style:style style:name="T33" style:family="text">
      <style:text-properties fo:color="#000000" loext:opacity="100%" fo:language="pt" fo:country="BR" fo:font-weight="bold" officeooo:rsid="0021dd78" style:font-weight-asian="bold" style:font-weight-complex="bold"/>
    </style:style>
    <style:style style:name="T34" style:family="text">
      <style:text-properties fo:color="#000000" loext:opacity="100%" fo:language="pt" fo:country="BR" fo:font-weight="bold" officeooo:rsid="00224e12" style:font-weight-asian="bold" style:font-weight-complex="bold"/>
    </style:style>
    <style:style style:name="T35" style:family="text">
      <style:text-properties fo:color="#000000" loext:opacity="100%" fo:language="pt" fo:country="BR" fo:font-weight="bold" officeooo:rsid="002358e6" style:font-weight-asian="bold" style:font-weight-complex="bold"/>
    </style:style>
    <style:style style:name="T36" style:family="text">
      <style:text-properties fo:color="#000000" loext:opacity="100%" fo:language="pt" fo:country="BR" fo:font-weight="bold" officeooo:rsid="00329d7d" style:font-weight-asian="bold" style:font-weight-complex="bold"/>
    </style:style>
    <style:style style:name="T37" style:family="text">
      <style:text-properties fo:color="#000000" loext:opacity="100%" fo:language="pt" fo:country="BR" fo:font-weight="normal" officeooo:rsid="00224e12" style:font-weight-asian="normal" style:font-weight-complex="normal"/>
    </style:style>
    <style:style style:name="T38" style:family="text">
      <style:text-properties fo:color="#000000" loext:opacity="100%" fo:language="pt" fo:country="BR" style:text-underline-style="solid" style:text-underline-width="auto" style:text-underline-color="font-color" fo:font-weight="bold" officeooo:rsid="00215345" style:language-asian="en" style:country-asian="US" style:font-weight-asian="bold" style:font-name-complex="Segoe UI" style:font-weight-complex="bold"/>
    </style:style>
    <style:style style:name="T39" style:family="text">
      <style:text-properties fo:color="#000000" loext:opacity="100%" fo:language="pt" fo:country="BR" style:text-underline-style="solid" style:text-underline-width="auto" style:text-underline-color="font-color" fo:font-weight="bold" officeooo:rsid="003be3fd" style:language-asian="en" style:country-asian="US" style:font-weight-asian="bold" style:font-name-complex="Segoe UI" style:font-weight-complex="bold"/>
    </style:style>
    <style:style style:name="T40" style:family="text">
      <style:text-properties fo:color="#000000" loext:opacity="100%" style:font-name="Times New Roman" fo:font-size="11pt" fo:language="pt" fo:country="BR" style:text-underline-style="none" fo:font-weight="normal" style:font-size-asian="11pt" style:font-weight-asian="normal" style:font-size-complex="11pt" style:font-weight-complex="normal"/>
    </style:style>
    <style:style style:name="T41" style:family="text">
      <style:text-properties fo:color="#000000" loext:opacity="100%" style:font-name="Times New Roman" fo:font-size="11pt" fo:language="pt" fo:country="BR" style:text-underline-style="none" fo:font-weight="normal" style:font-size-asian="11pt" style:font-weight-asian="normal" style:font-name-complex="Segoe UI" style:font-size-complex="11pt" style:font-weight-complex="normal"/>
    </style:style>
    <style:style style:name="T42" style:family="text">
      <style:text-properties fo:color="#000000" loext:opacity="100%" style:font-name="Times New Roman" fo:font-size="11pt" fo:language="pt" fo:country="BR" style:text-underline-style="none" fo:font-weight="normal" officeooo:rsid="001fb46c" style:font-size-asian="11pt" style:font-weight-asian="normal" style:font-name-complex="Segoe UI" style:font-size-complex="11pt" style:font-weight-complex="normal"/>
    </style:style>
    <style:style style:name="T43" style:family="text">
      <style:text-properties fo:color="#000000" loext:opacity="100%" style:font-name="Times New Roman" fo:font-size="11pt" fo:language="pt" fo:country="BR" style:text-underline-style="none" fo:font-weight="normal" officeooo:rsid="0028bc18" style:font-size-asian="11pt" style:font-weight-asian="normal" style:font-name-complex="Segoe UI" style:font-size-complex="11pt" style:font-weight-complex="normal"/>
    </style:style>
    <style:style style:name="T44" style:family="text">
      <style:text-properties fo:color="#000000" loext:opacity="100%" style:font-name="Times New Roman" fo:font-size="11pt" fo:language="pt" fo:country="BR" style:text-underline-style="none" fo:font-weight="normal" officeooo:rsid="002c6675" style:font-size-asian="11pt" style:font-weight-asian="normal" style:font-name-complex="Segoe UI" style:font-size-complex="11pt" style:font-weight-complex="normal"/>
    </style:style>
    <style:style style:name="T45" style:family="text">
      <style:text-properties fo:color="#000000" loext:opacity="100%" style:font-name="Times New Roman" fo:font-size="11pt" fo:language="pt" fo:country="BR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6" style:family="text">
      <style:text-properties fo:color="#000000" loext:opacity="100%" fo:font-size="6pt" style:text-underline-style="none" fo:font-weight="normal" officeooo:rsid="0028bc18" style:font-size-asian="6pt" style:font-weight-asian="normal" style:font-size-complex="6pt" style:font-weight-complex="normal"/>
    </style:style>
    <style:style style:name="T47" style:family="text">
      <style:text-properties fo:font-weight="normal" style:font-weight-asian="normal" style:font-name-complex="Segoe UI" style:font-weight-complex="normal"/>
    </style:style>
    <style:style style:name="T48" style:family="text">
      <style:text-properties fo:font-weight="normal" officeooo:rsid="001fb46c" style:font-weight-asian="normal" style:font-name-complex="Segoe UI" style:font-weight-complex="normal"/>
    </style:style>
    <style:style style:name="T49" style:family="text">
      <style:text-properties fo:font-weight="normal" officeooo:rsid="001fb46c" style:language-asian="en" style:country-asian="US" style:font-weight-asian="normal" style:font-name-complex="Segoe UI" style:font-weight-complex="normal"/>
    </style:style>
    <style:style style:name="T50" style:family="text">
      <style:text-properties fo:font-weight="normal" officeooo:rsid="00396ea2" style:language-asian="en" style:country-asian="US" style:font-weight-asian="normal" style:font-name-complex="Segoe UI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fo:font-size="11pt" fo:language="pt" fo:country="BR" fo:font-style="normal" style:text-underline-style="none" fo:font-weight="normal" officeooo:rsid="0021dd78" style:text-blinking="false" fo:background-color="transparent" loext:char-shading-value="0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ize="11pt" fo:language="pt" fo:country="BR" fo:font-style="normal" style:text-underline-style="none" fo:font-weight="bold" officeooo:rsid="0021dd78" style:text-blinking="false" fo:background-color="transparent" loext:char-shading-value="0" style:font-size-asian="11pt" style:language-asian="en" style:country-asian="US" style:font-weight-asian="bold" style:font-name-complex="Segoe UI" style:font-size-complex="11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fo:font-size="11pt" fo:language="pt" fo:country="BR" fo:font-style="normal" style:text-underline-style="solid" style:text-underline-width="auto" style:text-underline-color="font-color" fo:font-weight="bold" officeooo:rsid="0021dd78" style:text-blinking="false" fo:background-color="transparent" loext:char-shading-value="0" style:font-size-asian="11pt" style:language-asian="en" style:country-asian="US" style:font-weight-asian="bold" style:font-name-complex="Segoe UI" style:font-size-complex="11pt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fo:font-size="11pt" fo:language="pt" fo:country="BR" fo:font-style="normal" style:text-underline-style="solid" style:text-underline-width="auto" style:text-underline-color="font-color" fo:font-weight="bold" officeooo:rsid="00224e12" style:text-blinking="false" fo:background-color="transparent" loext:char-shading-value="0" style:font-size-asian="11pt" style:language-asian="en" style:country-asian="US" style:font-weight-asian="bold" style:font-name-complex="Segoe UI" style:font-size-complex="11pt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fo:font-size="11pt" fo:letter-spacing="normal" fo:language="pt" fo:country="BR" fo:font-style="normal" style:text-underline-style="none" fo:font-weight="bold" officeooo:rsid="0021dd78" style:text-blinking="false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fo:font-size="11pt" fo:letter-spacing="normal" fo:font-style="normal" style:text-underline-style="none" fo:font-weight="bold" officeooo:rsid="00224e12" style:text-blinking="false" fo:background-color="transparent" loext:char-shading-value="0" style:font-size-asian="11pt" style:font-weight-asian="bold" style:font-size-complex="11pt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fo:font-size="11pt" fo:letter-spacing="normal" fo:font-style="normal" style:text-underline-style="none" fo:font-weight="normal" officeooo:rsid="001fb46c" style:text-blinking="false" fo:background-color="transparent" loext:char-shading-value="0" style:font-size-asian="11pt" style:language-asian="en" style:country-asian="US" style:font-weight-asian="normal" style:font-name-complex="Segoe UI" style:font-size-complex="11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fo:font-style="normal" style:text-underline-style="solid" style:text-underline-width="auto" style:text-underline-color="font-color" fo:font-weight="bold" officeooo:rsid="0021dd78" style:text-blinking="false" fo:background-color="transparent" loext:char-shading-value="0" style:language-asian="en" style:country-asian="US" style:font-weight-asian="bold" style:font-name-complex="Segoe UI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fo:font-style="normal" style:text-underline-style="solid" style:text-underline-width="auto" style:text-underline-color="font-color" fo:font-weight="bold" officeooo:rsid="00215345" style:text-blinking="false" fo:background-color="transparent" loext:char-shading-value="0" style:language-asian="en" style:country-asian="US" style:font-weight-asian="bold" style:font-name-complex="Segoe UI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fb46c" style:text-blinking="false" fo:background-color="transparent" loext:char-shading-value="0" style:language-asian="en" style:country-asian="US" style:font-weight-asian="normal" style:font-name-complex="Segoe UI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ea3bd" style:text-blinking="false" fo:background-color="transparent" loext:char-shading-value="0"/>
    </style:style>
    <style:style style:name="T64" style:family="text">
      <style:text-properties fo:font-variant="normal" fo:text-transform="none" fo:color="#000000" loext:opacity="100%" style:text-line-through-style="none" style:text-line-through-type="none" fo:font-size="12pt" fo:language="pt" fo:country="BR" fo:font-style="normal" style:text-underline-style="solid" style:text-underline-width="auto" style:text-underline-color="font-color" fo:font-weight="bold" officeooo:rsid="00224e12" style:text-blinking="false" fo:background-color="transparent" loext:char-shading-value="0" style:font-size-asian="12pt" style:language-asian="en" style:country-asian="US" style:font-weight-asian="bold" style:font-name-complex="Segoe UI" style:font-size-complex="12pt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fo:language="pt" fo:country="BR" fo:font-style="normal" fo:font-weight="normal" officeooo:rsid="00224e12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fo:language="pt" fo:country="BR" fo:font-style="normal" fo:font-weight="normal" officeooo:rsid="0021dd78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fo:language="pt" fo:country="BR" fo:font-style="normal" style:text-underline-style="none" fo:font-weight="normal" officeooo:rsid="0021dd78" style:text-blinking="false" fo:background-color="transparent" loext:char-shading-value="0" style:font-weight-asian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fo:language="pt" fo:country="BR" fo:font-style="normal" style:text-underline-style="none" fo:font-weight="normal" officeooo:rsid="00224e12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fo:language="pt" fo:country="BR" fo:font-style="normal" style:text-underline-style="none" fo:font-weight="normal" officeooo:rsid="001fb46c" style:text-blinking="false" fo:background-color="transparent" loext:char-shading-value="0" style:language-asian="en" style:country-asian="US" style:font-weight-asian="normal" style:font-name-complex="Segoe UI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fo:language="pt" fo:country="BR" fo:font-style="normal" style:text-underline-style="none" fo:font-weight="bold" officeooo:rsid="00224e12" style:text-blinking="false" fo:background-color="transparent" loext:char-shading-value="0" style:font-weight-asian="bold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fo:language="pt" fo:country="BR" fo:font-style="normal" style:text-underline-style="solid" style:text-underline-width="auto" style:text-underline-color="font-color" fo:font-weight="bold" officeooo:rsid="0021dd78" style:text-blinking="false" fo:background-color="transparent" loext:char-shading-value="0" style:language-asian="en" style:country-asian="US" style:font-weight-asian="bold" style:font-name-complex="Segoe UI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fo:language="pt" fo:country="BR" fo:font-style="normal" style:text-underline-style="solid" style:text-underline-width="auto" style:text-underline-color="font-color" fo:font-weight="bold" officeooo:rsid="00215345" style:text-blinking="false" fo:background-color="transparent" loext:char-shading-value="0" style:language-asian="en" style:country-asian="US" style:font-weight-asian="bold" style:font-name-complex="Segoe UI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28bc18" style:text-blinking="false" fo:background-color="transparent" loext:char-shading-value="0" style:font-size-asian="12pt" style:font-size-complex="12pt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ea3bd" style:text-blinking="false" fo:background-color="transparent" loext:char-shading-value="0" style:font-size-asian="12pt" style:font-size-complex="12pt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e784f" style:text-blinking="false" fo:background-color="transparent" loext:char-shading-value="0" style:font-size-asian="12pt" style:font-size-complex="12pt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Times New Roman" fo:font-size="11pt" fo:language="pt" fo:country="BR" fo:font-style="normal" style:text-underline-style="solid" style:text-underline-width="auto" style:text-underline-color="font-color" fo:font-weight="bold" officeooo:rsid="0028bc18" style:text-blinking="false" fo:background-color="transparent" loext:char-shading-value="0" style:font-size-asian="11pt" style:font-weight-asian="bold" style:font-size-complex="11pt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Times New Roman" fo:font-size="11pt" fo:letter-spacing="normal" fo:language="pt" fo:country="BR" fo:font-style="normal" style:text-underline-style="none" fo:font-weight="bold" officeooo:rsid="00224e12" style:text-blinking="false" fo:background-color="transparent" loext:char-shading-value="0" style:font-size-asian="11pt" style:font-weight-asian="bold" style:font-size-complex="11pt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Times New Roman" fo:font-size="11pt" fo:letter-spacing="normal" fo:language="pt" fo:country="BR" fo:font-style="normal" style:text-underline-style="none" fo:font-weight="normal" officeooo:rsid="00224e12" style:text-blinking="false" fo:background-color="transparent" loext:char-shading-value="0" style:font-size-asian="11pt" style:font-weight-asian="normal" style:font-size-complex="11pt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pt" fo:country="BR" fo:font-style="normal" style:text-underline-style="none" fo:font-weight="bold" officeooo:rsid="00224e12" style:text-blinking="false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pt" fo:country="BR" fo:font-style="normal" style:text-underline-style="none" fo:font-weight="normal" officeooo:rsid="00224e12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Times New Roman" fo:language="pt" fo:country="BR" fo:font-style="normal" style:text-underline-style="none" fo:font-weight="normal" officeooo:rsid="0028bc18" style:text-blinking="false" fo:background-color="transparent" loext:char-shading-value="0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2ea3bd" style:text-blinking="false" fo:background-color="transparent" loext:char-shading-value="0"/>
    </style:style>
    <style:style style:name="T8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3e784f" style:text-blinking="false" fo:background-color="transparent" loext:char-shading-value="0"/>
    </style:style>
    <style:style style:name="T86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224e12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2ab36f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2b343d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413045" style:font-size-asian="11pt" style:font-weight-asian="normal" style:font-size-complex="11pt" style:font-weight-complex="normal"/>
    </style:style>
    <style:style style:name="T90" style:family="text">
      <style:text-properties fo:font-variant="normal" fo:text-transform="none" fo:color="#000000" loext:opacity="100%" fo:font-size="11pt" fo:letter-spacing="normal" fo:language="pt" fo:country="BR" fo:font-style="normal" style:text-underline-style="none" fo:font-weight="bold" officeooo:rsid="0021dd78" style:font-size-asian="11pt" style:font-style-asian="normal" style:font-weight-asian="bold" style:font-size-complex="11pt" style:font-style-complex="normal" style:font-weight-complex="bold"/>
    </style:style>
    <style:style style:name="T91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92" style:family="text">
      <style:text-properties fo:font-variant="normal" fo:text-transform="none" fo:color="#000000" loext:opacity="100%" fo:letter-spacing="normal" fo:font-style="normal" fo:font-weight="bold" officeooo:rsid="002358e6" style:font-weight-asian="bold" style:font-weight-complex="bold"/>
    </style:style>
    <style:style style:name="T93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224e12" style:text-blinking="false" fo:background-color="transparent" loext:char-shading-value="0" style:font-size-asian="11pt" style:font-weight-asian="bold" style:font-size-complex="11pt" style:font-weight-complex="bold"/>
    </style:style>
    <style:style style:name="T94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1fb46c" style:text-blinking="false" fo:background-color="transparent" loext:char-shading-value="0" style:font-size-asian="11pt" style:language-asian="en" style:country-asian="US" style:font-weight-asian="normal" style:font-name-complex="Segoe UI" style:font-size-complex="11pt" style:font-weight-complex="normal"/>
    </style:style>
    <style:style style:name="T95" style:family="text">
      <style:text-properties fo:font-variant="normal" fo:text-transform="none" fo:font-size="11pt" fo:letter-spacing="normal" fo:font-style="normal" style:text-underline-style="none" fo:font-weight="normal" officeooo:rsid="00224e12" style:font-size-asian="11pt" style:font-weight-asian="normal" style:font-size-complex="11pt" style:font-weight-complex="normal"/>
    </style:style>
    <style:style style:name="T96" style:family="text">
      <style:text-properties fo:font-variant="normal" fo:text-transform="none" fo:font-size="11pt" fo:letter-spacing="normal" fo:font-style="normal" style:text-underline-style="none" fo:font-weight="normal" officeooo:rsid="002ab36f" style:font-size-asian="11pt" style:font-weight-asian="normal" style:font-size-complex="11pt" style:font-weight-complex="normal"/>
    </style:style>
    <style:style style:name="T97" style:family="text">
      <style:text-properties fo:font-variant="normal" fo:text-transform="none" fo:font-size="11pt" fo:letter-spacing="normal" fo:font-style="normal" style:text-underline-style="none" fo:font-weight="normal" officeooo:rsid="002b343d" style:font-size-asian="11pt" style:font-weight-asian="normal" style:font-size-complex="11pt" style:font-weight-complex="normal"/>
    </style:style>
    <style:style style:name="T98" style:family="text">
      <style:text-properties fo:font-variant="normal" fo:text-transform="none" fo:font-size="11pt" fo:letter-spacing="normal" fo:font-style="normal" style:text-underline-style="none" fo:font-weight="normal" officeooo:rsid="0030dbcd" style:font-size-asian="11pt" style:font-weight-asian="normal" style:font-size-complex="11pt" style:font-weight-complex="normal"/>
    </style:style>
    <style:style style:name="T99" style:family="text">
      <style:text-properties fo:font-variant="normal" fo:text-transform="none" fo:font-size="11pt" fo:letter-spacing="normal" fo:font-style="normal" style:text-underline-style="none" fo:font-weight="normal" officeooo:rsid="0035b268" style:font-size-asian="11pt" style:font-weight-asian="normal" style:font-size-complex="11pt" style:font-weight-complex="normal"/>
    </style:style>
    <style:style style:name="T100" style:family="text">
      <style:text-properties fo:font-variant="normal" fo:text-transform="none" fo:color="#111111" loext:opacity="100%" style:text-line-through-style="none" style:text-line-through-type="none" fo:font-style="normal" fo:font-weight="bold" officeooo:rsid="00224e12" style:text-blinking="false" fo:background-color="transparent" loext:char-shading-value="0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111111" loext:opacity="100%" style:text-line-through-style="none" style:text-line-through-type="none" fo:font-style="normal" fo:font-weight="bold" officeooo:rsid="0038a4ef" style:text-blinking="false" fo:background-color="transparent" loext:char-shading-value="0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fo:color="#111111" loext:opacity="100%" style:text-line-through-style="none" style:text-line-through-type="none" fo:font-size="11pt" fo:letter-spacing="normal" fo:language="pt" fo:country="BR" fo:font-style="normal" style:text-underline-style="none" fo:font-weight="bold" officeooo:rsid="00224e12" style:text-blinking="false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03" style:family="text">
      <style:text-properties fo:font-variant="normal" fo:text-transform="none" fo:color="#111111" loext:opacity="100%" style:text-line-through-style="none" style:text-line-through-type="none" fo:font-size="11pt" fo:letter-spacing="normal" fo:language="pt" fo:country="BR" fo:font-style="normal" style:text-underline-style="none" fo:font-weight="bold" officeooo:rsid="0038a4ef" style:text-blinking="false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04" style:family="text">
      <style:text-properties fo:font-variant="normal" fo:text-transform="none" fo:color="#111111" loext:opacity="100%" style:text-line-through-style="none" style:text-line-through-type="none" fo:font-size="11pt" fo:letter-spacing="normal" fo:language="pt" fo:country="BR" fo:font-style="normal" style:text-underline-style="none" fo:font-weight="bold" officeooo:rsid="00342c4c" style:text-blinking="false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05" style:family="text">
      <style:text-properties fo:font-variant="normal" fo:text-transform="none" fo:color="#111111" loext:opacity="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6" style:family="text">
      <style:text-properties fo:font-variant="normal" fo:text-transform="none" fo:color="#111111" loext:opacity="100%" fo:font-size="11pt" fo:letter-spacing="normal" fo:font-style="normal" style:text-underline-style="none" fo:font-weight="bold" officeooo:rsid="00342c4c" style:font-size-asian="11pt" style:font-style-asian="normal" style:font-weight-asian="bold" style:font-size-complex="11pt" style:font-style-complex="normal" style:font-weight-complex="bold"/>
    </style:style>
    <style:style style:name="T107" style:family="text">
      <style:text-properties fo:font-variant="normal" fo:text-transform="none" fo:color="#111111" loext:opacity="100%" fo:font-size="11pt" fo:letter-spacing="normal" fo:font-style="normal" style:text-underline-style="none" fo:font-weight="bold" officeooo:rsid="0025cf49" style:font-size-asian="11pt" style:font-style-asian="normal" style:font-weight-asian="bold" style:font-size-complex="11pt" style:font-style-complex="normal" style:font-weight-complex="bold"/>
    </style:style>
    <style:style style:name="T108" style:family="text">
      <style:text-properties fo:font-variant="normal" fo:text-transform="none" fo:color="#111111" loext:opacity="100%" fo:font-size="11pt" fo:letter-spacing="normal" fo:language="pt" fo:country="BR" fo:font-style="normal" style:text-underline-style="none" fo:font-weight="bold" officeooo:rsid="0038a4ef" style:font-size-asian="11pt" style:font-style-asian="normal" style:font-weight-asian="bold" style:font-size-complex="11pt" style:font-style-complex="normal" style:font-weight-complex="bold"/>
    </style:style>
    <style:style style:name="T109" style:family="text">
      <style:text-properties fo:font-variant="normal" fo:text-transform="none" fo:letter-spacing="normal" fo:font-style="normal" style:text-underline-style="none" fo:font-weight="normal" officeooo:rsid="002ab36f" style:font-weight-asian="normal" style:font-weight-complex="normal"/>
    </style:style>
    <style:style style:name="T110" style:family="text">
      <style:text-properties fo:font-style="normal" fo:font-weight="normal"/>
    </style:style>
    <style:style style:name="T111" style:family="text">
      <style:text-properties fo:font-style="normal" fo:font-weight="normal" officeooo:rsid="002ab36f"/>
    </style:style>
    <style:style style:name="T112" style:family="text">
      <style:text-properties fo:font-style="normal" fo:font-weight="normal" style:font-size-asian="11pt" style:font-size-complex="11pt"/>
    </style:style>
    <style:style style:name="T113" style:family="text">
      <style:text-properties fo:font-style="normal" fo:font-weight="normal" officeooo:rsid="002358e6" style:font-size-asian="11pt" style:font-size-complex="11pt"/>
    </style:style>
    <style:style style:name="T114" style:family="text">
      <style:text-properties fo:font-style="normal" fo:font-weight="normal" officeooo:rsid="0027aa7b" style:font-size-asian="11pt" style:font-size-complex="11pt"/>
    </style:style>
    <style:style style:name="T115" style:family="text">
      <style:text-properties fo:font-style="normal" fo:font-weight="bold" officeooo:rsid="0021dd78" style:font-style-asian="normal" style:font-weight-asian="bold" style:font-style-complex="normal" style:font-weight-complex="bold"/>
    </style:style>
    <style:style style:name="T116" style:family="text">
      <style:text-properties fo:language="pt" fo:country="BR" fo:font-style="normal" fo:font-weight="normal" officeooo:rsid="002358e6" style:font-size-asian="12pt" style:font-size-complex="12pt" style:font-weight-complex="bold"/>
    </style:style>
    <style:style style:name="T117" style:family="text">
      <style:text-properties fo:language="pt" fo:country="BR" fo:font-style="normal" fo:font-weight="normal" officeooo:rsid="0025cf49" style:font-weight-asian="normal" style:font-weight-complex="normal"/>
    </style:style>
    <style:style style:name="T118" style:family="text">
      <style:text-properties fo:language="pt" fo:country="BR" fo:font-style="normal" fo:font-weight="normal" officeooo:rsid="00224e12" style:font-weight-asian="bold" style:font-weight-complex="bold"/>
    </style:style>
    <style:style style:name="T119" style:family="text">
      <style:text-properties fo:language="pt" fo:country="BR" fo:font-style="normal" fo:font-weight="normal" officeooo:rsid="00224e12" style:font-size-asian="11pt" style:font-weight-asian="bold" style:font-size-complex="11pt" style:font-weight-complex="bold"/>
    </style:style>
    <style:style style:name="T120" style:family="text">
      <style:text-properties fo:language="pt" fo:country="BR" fo:font-style="normal" fo:font-weight="normal" officeooo:rsid="0025cf49" style:font-size-asian="11pt" style:font-weight-asian="normal" style:font-size-complex="11pt" style:font-weight-complex="normal"/>
    </style:style>
    <style:style style:name="T121" style:family="text">
      <style:text-properties fo:language="pt" fo:country="BR" fo:font-style="normal" fo:font-weight="bold" officeooo:rsid="00224e12" style:font-weight-asian="bold" style:font-weight-complex="bold"/>
    </style:style>
    <style:style style:name="T122" style:family="text">
      <style:text-properties fo:language="pt" fo:country="BR" fo:font-style="normal" fo:font-weight="bold" officeooo:rsid="00224e12" style:font-size-asian="11pt" style:font-weight-asian="bold" style:font-size-complex="11pt" style:font-weight-complex="bold"/>
    </style:style>
    <style:style style:name="T123" style:family="text">
      <style:text-properties fo:color="#111111" loext:opacity="100%"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color="#111111" loext:opacity="100%" fo:font-style="normal" fo:font-weight="bold" officeooo:rsid="0038a4ef" style:font-style-asian="normal" style:font-weight-asian="bold" style:font-style-complex="normal" style:font-weight-complex="bold"/>
    </style:style>
    <style:style style:name="T125" style:family="text">
      <style:text-properties fo:font-weight="bold" officeooo:rsid="0021dd78" style:font-weight-asian="bold" style:font-weight-complex="bold"/>
    </style:style>
    <style:style style:name="T126" style:family="text">
      <style:text-properties fo:font-weight="bold" officeooo:rsid="00396ea2" style:language-asian="en" style:country-asian="US" style:font-weight-asian="bold" style:font-name-complex="Segoe UI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style:style style:name="gr1" style:family="graphic">
      <style:graphic-properties draw:stroke="solid" svg:stroke-width="0.0071in" svg:stroke-color="#a5a5a5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runo Da Costa Priantti</text:p>
      <text:p text:style-name="P20"/>
      <text:p text:style-name="P21"><text:a xlink:type="simple" xlink:href="mailto:bpriantti@gmail.com" text:style-name="Internet_20_link" text:visited-style-name="Visited_20_Internet_20_Link">bpriantti@gmail.com</text:a><text:span text:style-name="T42"> </text:span><text:span text:style-name="T41">| (92) </text:span><text:span text:style-name="T40">–</text:span><text:span text:style-name="T41"> 99408 – 8086<text:tab/><text:tab/><text:tab/></text:span><text:span text:style-name="T43">linkedin: </text:span><text:a xlink:type="simple" xlink:href="http://www.linkedin.com/in/bpriantti" text:style-name="Internet_20_link" text:visited-style-name="Visited_20_Internet_20_Link">www.linkedin.com/in/bpriantti</text:a><text:span text:style-name="T44"> <text:s/></text:span></text:p>
      <text:p text:style-name="P14"><text:span text:style-name="T47">Manaus,</text:span><text:span text:style-name="T48">Amazonas,Brasil. (Disponivel para </text:span><text:span text:style-name="T62">realocação)</text:span><text:span text:style-name="T49"> <text:tab/><text:tab/></text:span><text:span text:style-name="T50">site</text:span><text:span text:style-name="T126"> - </text:span><text:span text:style-name="T50">portifolio: </text:span><text:a xlink:type="simple" xlink:href="http://www.gitshowcase.com/bpriantti" text:style-name="Internet_20_link" text:visited-style-name="Visited_20_Internet_20_Link"><text:span text:style-name="T50">www.gitshowcase.com/bpriantti</text:span></text:a><text:span text:style-name="T50"> </text:span></text:p>
      <text:p text:style-name="P5"><draw:line text:anchor-type="char" draw:z-index="0" draw:name="Straight Connector 1" draw:style-name="gr1" draw:text-style-name="P45" svg:x1="-0.1055in" svg:y1="0.0917in" svg:x2="6.7945in" svg:y2="0.0921in"><text:p/></draw:line></text:p>
      <text:p text:style-name="P7"/>
      <text:p text:style-name="P18"><text:span text:style-name="T71">EXPERI</text:span><text:span text:style-name="T72">Ê</text:span><text:span text:style-name="T38">NCIA RELEVANTE:</text:span></text:p>
      <text:list xml:id="list1963447554" text:style-name="WWNum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"><text:s text:c="5"/><text:span text:style-name="T7"><text:s/></text:span><text:span text:style-name="T25">PROJETO QUANT INVEST – (Desenvolvedor/</text:span><text:span text:style-name="T30">Quant</text:span><text:span text:style-name="T25">) - (03/2021 - 06/2022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6"/>
        </text:list-item>
      </text:list>
      <text:p text:style-name="P8"><text:span text:style-name="T14"><text:tab/>- </text:span><text:span text:style-name="T15">Data Analitics de estrategias quantitativas de investimento em Python.</text:span></text:p>
      <text:p text:style-name="P10"><text:span text:style-name="T18"><text:tab/>- </text:span><text:span text:style-name="T19">Desenvolvimento em C++ de sistemas de </text:span><text:bookmark text:name="docs-internal-guid-aa8b18f6-7fff-2369-a072-c643e206ab23"/><text:span text:style-name="T51">negociação </text:span><text:span text:style-name="T19">automatizados (Algotrading).</text:span></text:p>
      <text:p text:style-name="P9"><text:span text:style-name="T14"><text:tab/>- </text:span><text:span text:style-name="T15">Desenvolvimento de modelos de machine learning/estatisticos em Python e R.</text:span></text:p>
      <text:p text:style-name="P39"><text:span text:style-name="T16"><text:tab/></text:span><text:span text:style-name="T14">- </text:span><text:span text:style-name="T17">Desenvolvimento e </text:span><text:span text:style-name="T16">Analise de risco/robustez </text:span><text:span text:style-name="T17">de carteiras de investimento.</text:span></text:p>
      <text:p text:style-name="P41"><text:tab/><text:span text:style-name="T125">- </text:span>Backtest de teses de investimento.</text:p>
      <text:p text:style-name="P11"><text:span text:style-name="T18"><text:tab/>- </text:span><text:span text:style-name="T19">Desenvolvimento FullStack.</text:span><text:span text:style-name="T20"><text:tab/></text:span></text:p>
      <text:p text:style-name="P3"/>
      <text:list xml:id="list142404127392426" text:continue-numbering="true" text:style-name="WWNum23">
        <text:list-header>
          <text:p text:style-name="P30"><text:span text:style-name="T52"><text:s text:c="6"/></text:span><text:span text:style-name="T64">HONDA</text:span><text:span text:style-name="T53"> – (Estagiario </text:span><text:span text:style-name="T54">de Pesquisa e </text:span><text:span text:style-name="T53">Desenvolvimento/Engenharia) – (09/2018 - 02/2021)</text:span></text:p>
          <text:p text:style-name="P26"/>
        </text:list-header>
      </text:list>
      <text:p text:style-name="P12"><text:span text:style-name="T33"><text:tab/>- </text:span><text:span text:style-name="T37">Desenvolvimento de projetos de melhoria na </text:span><text:span text:style-name="T65">eficiência </text:span><text:span text:style-name="T37">de processos de automatizados</text:span><text:span text:style-name="T66">. </text:span><text:span text:style-name="T65">(Ladder).</text:span></text:p>
      <text:p text:style-name="P13"><text:span text:style-name="T32"><text:tab/>- </text:span><text:span text:style-name="T31">Gerenciamento e execu</text:span><text:span text:style-name="T67">ção</text:span><text:span text:style-name="T31"> de projetos utilizando metodologias </text:span><text:span text:style-name="T68">ágeis. (Financeiro/Cronogramas).</text:span></text:p>
      <text:p text:style-name="P13"><text:span text:style-name="T70"><text:tab/>- </text:span><text:span text:style-name="T68">Análise exploratória de dados para levatamento de problemas de negócio.</text:span><text:span text:style-name="T65"> (Python,Excel).</text:span></text:p>
      <text:p text:style-name="P13"><text:span text:style-name="T70"><text:tab/>- </text:span><text:span text:style-name="T68">Suporte no desenvolvimento/programa</text:span><text:span text:style-name="T69">ção</text:span><text:span text:style-name="T68"> de sistemas de automa</text:span><text:span text:style-name="T69">ção</text:span><text:span text:style-name="T68">/</text:span><text:bookmark text:name="docs-internal-guid-9449ba3b-7fff-f340-0b47-18942d372458"/><text:span text:style-name="T68">supervisórios.</text:span></text:p>
      <text:p text:style-name="P13"><text:span text:style-name="T68"/></text:p>
      <text:p text:style-name="P16"><text:span text:style-name="T59">EXPERI</text:span><text:span text:style-name="T60">Ê</text:span><text:span text:style-name="T29">NCIA</text:span><text:span text:style-name="T27"> ADICIONAL</text:span><text:span text:style-name="T26">:</text:span></text:p>
      <text:list xml:id="list1288471651" text:style-name="WWNum24">
        <text:list-header>
          <text:p text:style-name="P31"><text:span text:style-name="T21"><text:s text:c="6"/></text:span><text:span text:style-name="T22">Desenvolvedor </text:span><text:span text:style-name="T23">C/</text:span><text:span text:style-name="T22">C++: </text:span><text:span text:style-name="T23">(Bolsista - </text:span><text:span text:style-name="T24">2015-2017</text:span><text:span text:style-name="T23">)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2"><text:span text:style-name="T9"><text:s text:c="13"/></text:span><text:span text:style-name="T55">- </text:span><text:span text:style-name="T9">Desenvolvimento em </text:span><text:span text:style-name="T10">C/</text:span><text:span text:style-name="T9">C++ para sistemas embarcados ( Arduino, PIC, Raspberry PI)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"/>
      <text:p text:style-name="P15"><text:span text:style-name="T18"><text:s text:c="6"/></text:span><text:span text:style-name="T34">Analista/</text:span><text:span text:style-name="T35">C</text:span><text:span text:style-name="T91">ientist</text:span><text:span text:style-name="T92">a</text:span><text:span text:style-name="T91"> </text:span><text:span text:style-name="T34">de dados:</text:span><text:span text:style-name="T35">(FreeLancer - </text:span><text:span text:style-name="T36">2021-2022</text:span><text:span text:style-name="T35">):</text:span></text:p>
      <text:p text:style-name="P22"><text:span text:style-name="T116"><text:tab/></text:span><text:span text:style-name="T3">- </text:span><text:span text:style-name="T4">M</text:span><text:span text:style-name="T5">anipulação</text:span><text:span text:style-name="T6"> de base de dados SQL.</text:span></text:p>
      <text:p text:style-name="P23"><text:span text:style-name="T118"><text:tab/></text:span><text:span text:style-name="T121">- </text:span><text:span text:style-name="T117">A</text:span><text:span text:style-name="T110">nálise exploratória de dados, </text:span><text:span text:style-name="T111">Python/R</text:span><text:span text:style-name="T110">.</text:span></text:p>
      <text:p text:style-name="P24"><text:span text:style-name="T110"><text:tab/></text:span><text:span text:style-name="T121">- </text:span><text:span text:style-name="T111">Desenvolvimento de dashboards interativas.</text:span></text:p>
      <text:p text:style-name="P44"><text:span text:style-name="T119"><text:tab/></text:span><text:span text:style-name="T122">- </text:span><text:span text:style-name="T120">D</text:span><text:span text:style-name="T112">esenvolvimento de modelos de machine learning/</text:span><text:span text:style-name="T113">deep learning(Class,Regre,</text:span><text:span text:style-name="T114">Clustering)</text:span></text:p>
      <text:p text:style-name="P44"><text:span text:style-name="T114"/></text:p>
      <text:p text:style-name="P17"><text:span text:style-name="T28">PROJETO/S</text:span><text:span text:style-name="T27">AMPLES</text:span><text:span text:style-name="T26">:</text:span><text:span text:style-name="T46"> <text:s/></text:span></text:p>
      <text:p text:style-name="P6"><text:tab/>Veja aqui amostras do meu trabalho e projetos que já desenvolvi:</text:p>
      <text:list xml:id="list2876773575" text:style-name="L2">
        <text:list-header>
          <text:p text:style-name="P40"><text:span text:style-name="T115">- </text:span><text:span text:style-name="T124">Projeto E.D.A sazonalidade indice IBOV </text:span><text:span text:style-name="T100">- </text:span><text:a xlink:type="simple" xlink:href="https://github.com/bpriantti/projeto_eda_sazonalidade_temporal_ibovespa" text:style-name="Internet_20_link" text:visited-style-name="Visited_20_Internet_20_Link"><text:span text:style-name="T101">link</text:span></text:a></text:p>
          <text:p text:style-name="P38"><text:span text:style-name="T90">- </text:span><text:span text:style-name="T105">Projeto ML classifier </text:span><text:span text:style-name="T106">retornos </text:span><text:span text:style-name="T105">– PETR4</text:span><text:span text:style-name="T108"> </text:span><text:span text:style-name="T102">- </text:span><text:a xlink:type="simple" xlink:href="https://github.com/bpriantti/projeto_ml_classifier_retornos_futuros_em_5_dias_PETR4" text:style-name="Internet_20_link" text:visited-style-name="Visited_20_Internet_20_Link"><text:span text:style-name="T103">link</text:span></text:a><text:span text:style-name="T105"> <text:s text:c="2"/></text:span></text:p>
          <text:p text:style-name="P38"><text:span text:style-name="T90">- </text:span><text:span text:style-name="T107">Projeto ML regressor volatilidade – PETR4</text:span><text:span text:style-name="T108"> –</text:span><text:span text:style-name="T102"> </text:span><text:a xlink:type="simple" xlink:href="https://github.com/bpriantti/projeto_ml_regressor_volatilidade_em_15_dias_PETR4" text:style-name="Internet_20_link" text:visited-style-name="Visited_20_Internet_20_Link"><text:span text:style-name="T103">link</text:span></text:a></text:p>
          <text:p text:style-name="P38"><text:span text:style-name="T56">- </text:span><text:span text:style-name="T104">Projeto ML clustering asset allocation – IBX100</text:span><text:span text:style-name="T103"> –</text:span><text:span text:style-name="T102"> </text:span><text:a xlink:type="simple" xlink:href="https://github.com/bpriantti/projeto_ml_clustering_k_means_asset_allocation" text:style-name="Internet_20_link" text:visited-style-name="Visited_20_Internet_20_Link"><text:span text:style-name="T103">link</text:span></text:a></text:p>
          <text:p text:style-name="P37"><text:span text:style-name="T103"/></text:p>
        </text:list-header>
      </text:list>
      <text:list xml:id="list3056945192" text:style-name="WWNum25">
        <text:list-header>
          <text:p text:style-name="P36"><text:span text:style-name="T12">HABILIDADES TECNICAS</text:span><text:span text:style-name="T13">(Hard Skils)</text:span><text:span text:style-name="T12">:</text:span><text:span text:style-name="T57"> </text:span></text:p>
          <text:p text:style-name="P27"><text:span text:style-name="T93"><text:s text:c="13"/>- </text:span><text:span text:style-name="T95"><text:s/></text:span><text:span text:style-name="T1">Frameworks: scikit learn, statsmodels, plotly, matplotlib, seaborn,flask,sqllite,</text:span><text:span text:style-name="T2">keras-tensorflow</text:span><text:span text:style-name="T1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<text:span text:style-name="T57"><text:s text:c="13"/>- </text:span><text:span text:style-name="T86"><text:s/></text:span><text:span text:style-name="T87">Linguas: Ingles(Leitura,Escrita,Fala)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27"><text:span text:style-name="T93"><text:s text:c="13"/>- </text:span><text:span text:style-name="T95"><text:s/></text:span><text:span text:style-name="T96">Linguagens de programa</text:span><text:span text:style-name="T94">ção</text:span><text:span text:style-name="T96">: Python, R,</text:span><text:span text:style-name="T98">SQL</text:span><text:span text:style-name="T96">, C/C++,C#, MQL5,VBA-EXCEL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7"><text:span text:style-name="T93"><text:s text:c="13"/>- </text:span><text:span text:style-name="T95"><text:s/></text:span><text:span text:style-name="T96">Interfaces de texto: word,excel,</text:span><text:span text:style-name="T97">p</text:span><text:span text:style-name="T99">o</text:span><text:span text:style-name="T97">werpoint.</text:span></text:p>
                          <text:p text:style-name="P36"><text:span text:style-name="T57"><text:s text:c="13"/>- </text:span><text:span text:style-name="T86"><text:s/></text:span><text:span text:style-name="T8">D</text:span><text:span text:style-name="T11">e</text:span><text:span text:style-name="T8">senvolvimento: (FullStack,Analitics,Data Science, Artificial Inteligence) em Python, C++.</text:span></text:p>
                          <text:list>
                            <text:list-header>
                              <text:p text:style-name="P28"><text:span text:style-name="T93"><text:s text:c="13"/>- </text:span><text:span text:style-name="T95"><text:s/></text:span><text:span text:style-name="T96">Desenvolvimento de repports e apresenta</text:span><text:span text:style-name="T94">ç</text:span><text:span text:style-name="T96">oes de acompanhamento e overwiew de projetos.</text:span></text:p>
                              <text:p text:style-name="P29"><text:span text:style-name="T109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6"><text:span text:style-name="T12">HABILIDADES TECNICAS</text:span><text:span text:style-name="T13">(Soft Skils)</text:span><text:span text:style-name="T12">:</text:span><text:span text:style-name="T57"> </text:span></text:p>
          <text:p text:style-name="P34"><text:span text:style-name="T57"><text:s text:c="13"/>- </text:span><text:span text:style-name="T86"><text:s/></text:span><text:span text:style-name="T88">Negocia</text:span><text:span text:style-name="T58">ção</text:span><text:span text:style-name="T88">, Flexibilidade, Trabalho em equipe, </text:span></text:p>
          <text:list text:continue-numbering="true">
            <text:list-header>
              <text:p text:style-name="P34"><text:span text:style-name="T88"><text:s text:c="13"/></text:span><text:span text:style-name="T57">- </text:span><text:span text:style-name="T86"><text:s/></text:span><text:span text:style-name="T88">Aprendizagem autoditada, storytelling, </text:span><text:span text:style-name="T89">proatividade.</text:span></text:p>
              <text:p text:style-name="P34"><text:span text:style-name="T88"/></text:p>
            </text:list-header>
          </text:list>
        </text:list-header>
      </text:list>
      <text:p text:style-name="P42"><text:span text:style-name="T45">EDUCATION:</text:span></text:p>
      <text:p text:style-name="P43"><text:span text:style-name="T80"><text:tab/>- </text:span><text:span text:style-name="T81"><text:s/></text:span><text:span text:style-name="T82">Graduado em Engenharia de Sistemas de Controle e Automação – IFAM.</text:span></text:p>
      <text:p text:style-name="P43"><text:span text:style-name="T80"><text:tab/>- </text:span><text:span text:style-name="T81"><text:s/></text:span><text:span text:style-name="T83">Mentoria Data Science/</text:span><text:span text:style-name="T84">E</text:span><text:span text:style-name="T83">statística: Leandro Guerra – HEAD Data Science – EXPERIAN.</text:span></text:p>
      <text:p text:style-name="P43"><text:span text:style-name="T80"><text:tab/>- </text:span><text:span text:style-name="T81"><text:s/></text:span><text:span text:style-name="T83">Curso Formação Engenheiro de Machine Learning - Data Science Academy.</text:span></text:p>
      <text:p text:style-name="P43"><text:span text:style-name="T80"><text:tab/>- </text:span><text:span text:style-name="T81"><text:s/></text:span><text:span text:style-name="T83">Curso Formação Analista de dados – Data Science Academy</text:span></text:p>
      <text:p text:style-name="P43"><text:span text:style-name="T80"><text:tab/>- </text:span><text:span text:style-name="T81"><text:s/></text:span><text:span text:style-name="T85">Curso Data Science Para Finanças – Codigo Quant</text:span></text:p>
      <text:p text:style-name="P43"><text:span text:style-name="T80"><text:tab/>- </text:span><text:span text:style-name="T81"><text:s/></text:span><text:span text:style-name="T83">Curso Jornada Fullstack – OCEA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font-size="12pt" style:font-size-asian="12pt" style:language-asian="en" style:country-asian="US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fo:color="#999999" loext:opacity="100%" style:font-name="Arial" fo:font-family="Arial" style:font-family-generic="roman" style:font-pitch="variable" fo:font-size="6pt" fo:font-weight="bold" style:font-size-asian="6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6pt" fo:font-weight="bold" style:font-size-asian="6pt" style:font-weight-asian="bold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8pt" fo:font-weight="bold" style:font-size-asian="8pt" style:font-weight-asian="bold" style:font-name-complex="Arial1" style:font-family-complex="Arial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style:font-name="Arial Narrow" fo:font-family="'Arial Narrow'" style:font-family-generic="roman" style:font-pitch="variable" fo:font-size="8pt" fo:font-weight="bold" style:font-size-asian="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808080" loext:opacity="100%" style:font-name="Arial Narrow" fo:font-family="'Arial Narrow'" style:font-family-generic="roman" style:font-pitch="variable" fo:font-size="6pt" fo:font-weight="bold" style:font-size-asian="6pt" style:font-weight-asian="bold" style:font-size-complex="9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justify" style:justify-single-word="false" fo:keep-with-next="always"/>
      <style:text-properties fo:color="#000000" loext:opacity="100%" style:text-outline="true" style:font-name="Arial Narrow" fo:font-family="'Arial Narrow'" style:font-family-generic="roman" style:font-pitch="variable" fo:font-size="26pt" fo:font-weight="bold" style:font-size-asian="26pt" style:font-weight-asian="bold" style:font-name-complex="Arial1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name="Arial" fo:font-family="Arial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Lucida Sans1" style:font-family-complex="'Lucida Sans'" style:font-family-generic-complex="system" style:font-pitch-complex="variable" style:font-style-complex="italic"/>
    </style:style>
    <style:style style:name="Body_20_Text_20_2" style:display-name="Body Text 2" style:family="paragraph" style:parent-style-name="Standard">
      <style:text-properties style:font-name="Arial" fo:font-family="Arial" style:font-family-generic="roman" style:font-pitch="variable" fo:font-size="8pt" style:font-size-asian="8pt" style:language-asian="en" style:country-asian="GB" style:font-name-complex="Arial1" style:font-family-complex="Arial" style:font-family-generic-complex="system" style:font-pitch-complex="variable"/>
    </style:style>
    <style:style style:name="Body_20_Text_20_3" style:display-name="Body Text 3" style:family="paragraph" style:parent-style-name="Standard">
      <style:text-properties style:font-name="Arial" fo:font-family="Arial" style:font-family-generic="roman" style:font-pitch="variable" fo:font-size="8pt" fo:font-style="italic" style:font-size-asian="8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2pt" style:font-name-asian="ヒラギノ角ゴ Pro W3" style:font-family-asian="'ヒラギノ角ゴ Pro W3'" style:font-family-generic-asian="system" style:font-pitch-asian="variable" style:font-size-asian="12pt" style:language-asian="en" style:country-asian="US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92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bullet text:level="2" text:style-name="ListLabel_20_13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5" text:style-name="ListLabel_20_14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8" text:style-name="ListLabel_20_14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4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14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15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2.5146in"/>
        </style:list-level-properties>
        <style:text-properties style:font-name="Symbol1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146in"/>
        </style:list-level-properties>
        <style:text-properties style:font-name="Courier New1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146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146in"/>
        </style:list-level-properties>
        <style:text-properties style:font-name="Symbol1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146in"/>
        </style:list-level-properties>
        <style:text-properties style:font-name="Courier New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146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5.5146in"/>
        </style:list-level-properties>
        <style:text-properties style:font-name="Symbol1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6.0146in"/>
        </style:list-level-properties>
        <style:text-properties style:font-name="Courier New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6.51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1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style style:name="MP2" style:family="paragraph" style:parent-style-name="Footer">
      <style:text-properties fo:language="pt" fo:country="BR"/>
    </style:style>
    <style:page-layout style:name="Mpm1">
      <style:page-layout-properties fo:page-width="8.2681in" fo:page-height="11.6929in" style:num-format="1" style:print-orientation="portrait" fo:margin-top="0.3902in" fo:margin-bottom="0.2799in" fo:margin-left="0.4583in" fo:margin-right="0.826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201in" fo:margin-left="0in" fo:margin-right="0in" fo:margin-top="0.180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uno Priantti</meta:initial-creator>
    <meta:editing-cycles>42</meta:editing-cycles>
    <meta:print-date>2022-05-15T21:43:00</meta:print-date>
    <meta:creation-date>2020-05-13T18:17:00</meta:creation-date>
    <dc:date>2022-08-17T14:22:33.769000000</dc:date>
    <dc:language>en-US</dc:language>
    <meta:editing-duration>P2DT15H20M47S</meta:editing-duration>
    <meta:generator>LibreOffice/7.3.5.2$Windows_X86_64 LibreOffice_project/184fe81b8c8c30d8b5082578aee2fed2ea847c01</meta:generator>
    <meta:document-statistic meta:table-count="0" meta:image-count="0" meta:object-count="0" meta:page-count="1" meta:paragraph-count="52" meta:word-count="364" meta:character-count="2979" meta:non-whitespace-character-count="2476"/>
    <meta:user-defined meta:name="AppVersion">16.0000</meta:user-defined>
    <meta:user-defined meta:name="Company">DC</meta:user-defined>
    <meta:template xlink:type="simple" xlink:actuate="onRequest" xlink:title="Normal" xlink:href=""/>
  </office:meta>
</office:document-meta>
</file>